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3.3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8193in"/>
    </style:style>
    <style:style style:name="co8" style:family="table-column">
      <style:table-column-properties fo:break-before="auto" style:column-width="6.4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 style:text-overline-style="solid" style:text-overline-width="auto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3" style:family="table-cell" style:parent-style-name="Default">
      <style:table-cell-properties style:text-align-source="value-type" style:repeat-content="false" fo:border="0.06pt solid #000000" fo:padding-bottom="0.0193in" fo:padding-left="0.0138in" fo:padding-right="0.0138in" fo:padding-top="0.0193in" style:vertical-align="middl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1" office:value-type="string">
            <text:p>Note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T1</text:p>
          </table:table-cell>
          <table:table-cell office:value-type="string">
            <text:p>BATT-2xAA-BH2AA-PC</text:p>
          </table:table-cell>
          <table:table-cell office:value-type="float" office:value="1">
            <text:p>1</text:p>
          </table:table-cell>
          <table:table-cell office:value-type="string">
            <text:p>BATTERY</text:p>
          </table:table-cell>
          <table:table-cell table:style-name="ce6" office:value-type="string">
            <text:p><text:a xlink:href="http://search.digikey.com/us/en/cat/battery-products/battery-holders-clips-contacts/393250?k=BA2AAPC-ND">BA2AAPC-ND</text:a></text:p>
          </table:table-cell>
          <table:table-cell table:style-name="ce6" office:value-type="string">
            <text:p><text:a xlink:href="http://www.mouser.com/ProductDetail/Keystone-Electronics/2462/?qs=3CbvriavsLCFAVzcdipEQ7KSRpnYD7PrkPZXQm2eoiM=">Keystone Electronics 2462</text:a></text:p>
          </table:table-cell>
          <table:table-cell office:value-type="string">
            <text:p>Keystone Electronics 2462 is untested, but should work – the drawings are the sam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1,C2,C5,C6,C7,C8,C9</text:p>
          </table:table-cell>
          <table:table-cell office:value-type="string">
            <text:p>C-100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table:style-name="ce7" office:value-type="string">
            <text:p><text:a xlink:href="http://search.digikey.com/us/en/products/SR201C104KAR/478-4855-ND/1550773">478-4855-ND</text:a> </text:p>
          </table:table-cell>
          <table:table-cell table:style-name="ce7" office:value-type="string">
            <text:p><text:a xlink:href="http://www.mouser.com/ProductDetail/Vishay-Sprague/1C10X7R104K050B/?qs=TIBb6vrNf0QpU4Mj%2bncmQ5js7x%2bsC0f5OgY4ROEilxE=">75-1C10X7R104K050B</text:a>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3,C4</text:p>
          </table:table-cell>
          <table:table-cell office:value-type="string">
            <text:p>CP-2.0mm-PTH</text:p>
          </table:table-cell>
          <table:table-cell office:value-type="float" office:value="2">
            <text:p>2</text:p>
          </table:table-cell>
          <table:table-cell office:value-type="string">
            <text:p>100µF</text:p>
          </table:table-cell>
          <table:table-cell office:value-type="string">
            <text:p><text:a xlink:href="http://search.digikey.com/us/en/products/RNE1C101MDS1PX/493-3813-1-ND/2239226">493-3813-1-ND</text:a></text:p>
          </table:table-cell>
          <table:table-cell office:value-type="string">
            <text:p><text:a xlink:href="http://www.mouser.com/ProductDetail/Nichicon/RNE1C101MDS1PX/?qs=3cDLNOBdYaXMAkt%2bjGJdOQ==">647-RNE1C101MDS1PX</text:a>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ON1</text:p>
          </table:table-cell>
          <table:table-cell office:value-type="string">
            <text:p>AVR-ISP-6</text:p>
          </table:table-cell>
          <table:table-cell office:value-type="float" office:value="1">
            <text:p>1</text:p>
          </table:table-cell>
          <table:table-cell office:value-type="string">
            <text:p>AVR-ISP-6</text:p>
          </table:table-cell>
          <table:table-cell office:value-type="string">
            <text:p><text:a xlink:href="http://search.digikey.com/us/en/products/961206-6404-AR/3M9459-ND/2071500">3M9459-ND</text:a></text:p>
          </table:table-cell>
          <table:table-cell table:style-name="ce9" office:value-type="string">
            <text:p><text:a xlink:href="http://www.mouser.com/ProductDetail/3M/961206-6404-AR/?qs=A%2btsDZJT%2bi/t/4aaelvU3g==">961206-6404-AR</text:a></text:p>
          </table:table-cell>
          <table:table-cell/>
        </table:table-row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LED-3MM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<text:a xlink:href="http://search.digikey.com/us/en/products/WP710A10SRC/E/754-1604-ND/2769818">754-1604-ND</text:a></text:p>
          </table:table-cell>
          <table:table-cell office:value-type="string">
            <text:p><text:a xlink:href="http://www.mouser.com/search/ProductDetail.aspx?R=604-WP710A10SRC/E">604-WP710A10SRC/E</text:a></text:p>
          </table:table-cell>
          <table:table-cell office:value-type="string">
            <text:p>Color: Red, Parts vary, depending on desired color</text:p>
          </table:table-cell>
        </table:table-row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LED-5MM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a xlink:href="http://search.digikey.com/scripts/dksearch/dksus.dll?Keywords=754-1274-ND&amp;site=us&amp;lang=en&amp;WT.tb_cid=search&amp;WT.mc_ev=click">754-1274-ND</text:a></text:p>
          </table:table-cell>
          <table:table-cell office:value-type="string">
            <text:p><text:a xlink:href="http://www.mouser.com/ProductDetail/Kingbright/WP7113SRC-DU/?qs=ebcaVlXfeoXfz%2bv/bk56NBSCBXCDo3s3WwL4BWD1I4w=">604-WP7113SRC/DU</text:a></text:p>
          </table:table-cell>
          <table:table-cell office:value-type="string">
            <text:p>Color: Red, Parts vary, depending on desired color</text:p>
          </table:table-cell>
        </table:table-row>
        <table:table-row table:style-name="ro1">
          <table:table-cell/>
          <table:table-cell office:value-type="string">
            <text:p>Minutes</text:p>
          </table:table-cell>
          <table:table-cell office:value-type="string">
            <text:p>LED-3MM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<text:a xlink:href="http://search.digikey.com/scripts/dksearch/dksus.dll?Keywords=754-1588-ND&amp;site=us&amp;lang=en&amp;WT.tb_cid=search&amp;WT.mc_ev=click">754-1588-ND</text:a></text:p>
          </table:table-cell>
          <table:table-cell office:value-type="string">
            <text:p><text:a xlink:href="http://www.mouser.com/ProductDetail/Kingbright/WP710A10SEC/?qs=jBF9H7RTBaQpXdgObyxv7gH1aI0WTcQ1dDBEkf5nvZ4=">604-WP710A10SEC</text:a></text:p>
          </table:table-cell>
          <table:table-cell office:value-type="string">
            <text:p>Color: Orange, Parts vary, depending on desired color</text:p>
          </table:table-cell>
        </table:table-row>
        <table:table-row table:style-name="ro1">
          <table:table-cell/>
          <table:table-cell office:value-type="string">
            <text:p>Minutes</text:p>
          </table:table-cell>
          <table:table-cell office:value-type="string">
            <text:p>LED-5MM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a xlink:href="http://search.digikey.com/scripts/dksearch/dksus.dll?Keywords=754-1271-ND&amp;site=us&amp;lang=en&amp;WT.tb_cid=search&amp;WT.mc_ev=click">754-1271-ND</text:a></text:p>
          </table:table-cell>
          <table:table-cell office:value-type="string">
            <text:p><text:a xlink:href="http://www.mouser.com/ProductDetail/Kingbright/WP7113SEC/?qs=O%2b3PzI9Hd0O2Nrjf25lyXoTdjs6czW%2bW">604-WP7113SEC </text:a></text:p>
          </table:table-cell>
          <table:table-cell office:value-type="string">
            <text:p>Color: Orange, Parts vary, depending on desired color</text:p>
          </table:table-cell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LED-5MM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a xlink:href="http://search.digikey.com/scripts/dksearch/dksus.dll?Keywords=365-1190-ND&amp;site=us&amp;lang=en&amp;WT.tb_cid=search&amp;WT.mc_ev=click">365-1190-ND</text:a></text:p>
          </table:table-cell>
          <table:table-cell office:value-type="string">
            <text:p><text:a xlink:href="http://www.mouser.com/ProductDetail/Optek/OVLGY0C9B9/?qs=8tJvllhnbmWq/SKurQAVPQ==">828-OVLGY0C9B9</text:a></text:p>
          </table:table-cell>
          <table:table-cell office:value-type="string">
            <text:p>Color: Yellow, Parts vary, depending on desired color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133</text:p>
          </table:table-cell>
          <table:table-cell office:value-type="string">
            <text:p>D-DO41</text:p>
          </table:table-cell>
          <table:table-cell office:value-type="float" office:value="1">
            <text:p>1</text:p>
          </table:table-cell>
          <table:table-cell office:value-type="string">
            <text:p>1N5817</text:p>
          </table:table-cell>
          <table:table-cell table:style-name="ce7" office:value-type="string">
            <text:p><text:a xlink:href="http://search.digikey.com/us/en/products/1N5817/1N5817FSCT-ND/1532776">1N5817FSCT-ND</text:a> </text:p>
          </table:table-cell>
          <table:table-cell table:style-name="ce10" office:value-type="string">
            <text:p><text:a xlink:href="http://www.mouser.com/ProductDetail/STMicroelectronics/1N5817/?qs=JV7lzlMm3yKd/pFYV4cGSPYo4ytPhTqS">511-1N5817</text:a>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134</text:p>
          </table:table-cell>
          <table:table-cell office:value-type="string">
            <text:p>LED-3MM</text:p>
          </table:table-cell>
          <table:table-cell office:value-type="float" office:value="1">
            <text:p>1</text:p>
          </table:table-cell>
          <table:table-cell office:value-type="string">
            <text:p>AM/PM</text:p>
          </table:table-cell>
          <table:table-cell office:value-type="string">
            <text:p><text:a xlink:href="http://search.digikey.com/us/en/products/WP710A10SRC/E/754-1604-ND/2769818">754-1604-ND</text:a></text:p>
          </table:table-cell>
          <table:table-cell office:value-type="string">
            <text:p><text:a xlink:href="http://www.mouser.com/search/ProductDetail.aspx?R=604-WP710A10SRC/E">604-WP710A10SRC/E</text:a></text:p>
          </table:table-cell>
          <table:table-cell office:value-type="string">
            <text:p>Color: Red, Parts vary, depending on desired color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135</text:p>
          </table:table-cell>
          <table:table-cell office:value-type="string">
            <text:p>LED-3MM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office:value-type="string">
            <text:p><text:a xlink:href="http://search.digikey.com/us/en/products/WP710A10SRC/E/754-1604-ND/2769818">754-1604-ND</text:a></text:p>
          </table:table-cell>
          <table:table-cell office:value-type="string">
            <text:p><text:a xlink:href="http://www.mouser.com/search/ProductDetail.aspx?R=604-WP710A10SRC/E">604-WP710A10SRC/E</text:a></text:p>
          </table:table-cell>
          <table:table-cell office:value-type="string">
            <text:p>Color: Red, Parts vary, depending on desired color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C1</text:p>
          </table:table-cell>
          <table:table-cell office:value-type="string">
            <text:p>ATMEGA48-DIP28</text:p>
          </table:table-cell>
          <table:table-cell office:value-type="float" office:value="1">
            <text:p>1</text:p>
          </table:table-cell>
          <table:table-cell office:value-type="string">
            <text:p>ATMEGA48</text:p>
          </table:table-cell>
          <table:table-cell office:value-type="string">
            <text:p><text:a xlink:href="http://search.digikey.com/us/en/products/ATMEGA328-PU/ATMEGA328-PU-ND/2271026">ATMEGA328-PU-ND</text:a></text:p>
          </table:table-cell>
          <table:table-cell office:value-type="string">
            <text:p><text:a xlink:href="http://www.mouser.com/ProductDetail/Atmel/ATMEGA328P-PU/?qs=K8BHR703ZXhdUS2n3IW/RHrBTns83Ol5UTeEJEcUNqU=">556-ATMEGA328P-PU</text:a></text:p>
          </table:table-cell>
          <table:table-cell table:style-name="ce2" office:value-type="string">
            <text:p>Any 28-DIP ATMega 48/88/168/328</text:p>
          </table:table-cell>
        </table:table-row>
        <table:table-row table:style-name="ro1">
          <table:table-cell/>
          <table:table-cell office:value-type="string">
            <text:p>Socket for IC1</text:p>
          </table:table-cell>
          <table:table-cell office:value-type="string">
            <text:p>DIP-28</text:p>
          </table:table-cell>
          <table:table-cell office:value-type="float" office:value="1">
            <text:p>1</text:p>
          </table:table-cell>
          <table:table-cell office:value-type="string">
            <text:p>DIP-28</text:p>
          </table:table-cell>
          <table:table-cell office:value-type="string">
            <text:p><text:a xlink:href="http://search.digikey.com/us/en/products/WMS-2810Z/ED2688-ND/2175345">ED2688-ND</text:a></text:p>
          </table:table-cell>
          <table:table-cell office:value-type="string">
            <text:p><text:a xlink:href="http://www.mouser.com/ProductDetail/3M-Electronic-Solutions-Division/4828-3004-CP/?qs=mroHWPoUHBqVuF9wa0Bhyna1cW/B7MGviz%2biI7tulWU=">517-4828-3004-CP </text:a></text:p>
          </table:table-cell>
          <table:table-cell table:style-name="ce2" office:value-type="string">
            <text:p>Optional – Wash away one looks nice (insert IC and pull gell off first easier for hand assembly)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P1</text:p>
          </table:table-cell>
          <table:table-cell office:value-type="string">
            <text:p>ROW_HOLES_2</text:p>
          </table:table-cell>
          <table:table-cell office:value-type="float" office:value="1">
            <text:p>1</text:p>
          </table:table-cell>
          <table:table-cell office:value-type="string">
            <text:p>SHUNT</text:p>
          </table:table-cell>
          <table:table-cell table:number-columns-repeated="2"/>
          <table:table-cell office:value-type="string">
            <text:p>Jumper, or leave open to measure current usage.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L1</text:p>
          </table:table-cell>
          <table:table-cell office:value-type="string">
            <text:p>IND-WE-2.5mm</text:p>
          </table:table-cell>
          <table:table-cell office:value-type="float" office:value="1">
            <text:p>1</text:p>
          </table:table-cell>
          <table:table-cell office:value-type="string">
            <text:p>10µH</text:p>
          </table:table-cell>
          <table:table-cell table:style-name="ce7" office:value-type="string">
            <text:p><text:a xlink:href="http://search.digikey.com/us/en/products/7447462100/732-2569-ND/2440387">732-2569-ND</text:a> </text:p>
          </table:table-cell>
          <table:table-cell table:style-name="ce7" office:value-type="string">
            <text:p><text:a xlink:href="http://www.mouser.com/ProductDetail/Wurth-Electronics/7447462100/?qs=E//hvbtCqpOMQpZ5y1bXUQ==">710-7447462100</text:a>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H1,MH2,MH3,MH4</text:p>
          </table:table-cell>
          <table:table-cell office:value-type="string">
            <text:p>HOLE-MOUNT</text:p>
          </table:table-cell>
          <table:table-cell office:value-type="float" office:value="4">
            <text:p>4</text:p>
          </table:table-cell>
          <table:table-cell office:value-type="string">
            <text:p>MOUNT_HOLE</text:p>
          </table:table-cell>
          <table:table-cell table:number-columns-repeated="2" office:value-type="string">
            <text:p>DNP</text:p>
          </table:table-cell>
          <table:table-cell office:value-type="string">
            <text:p>Do not populate.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1</text:p>
          </table:table-cell>
          <table:table-cell office:value-type="string">
            <text:p>ROW_HOLES_3</text:p>
          </table:table-cell>
          <table:table-cell office:value-type="float" office:value="1">
            <text:p>1</text:p>
          </table:table-cell>
          <table:table-cell office:value-type="string">
            <text:p>5V__3V3</text:p>
          </table:table-cell>
          <table:table-cell office:value-type="string">
            <text:p><text:a xlink:href="http://search.digikey.com/us/en/products/4-103741-0/A26509-40-ND/297917">A26509-40-ND</text:a></text:p>
          </table:table-cell>
          <table:table-cell office:value-type="string">
            <text:p><text:a xlink:href="http://www.mouser.com/ProductDetail/FCI/68004-236/?qs=sGAEpiMZZMtsLRyDR9nM10aphOtlQBeldG%2bobNTQj6E=">649-68004-236 </text:a></text:p>
          </table:table-cell>
          <table:table-cell office:value-type="string">
            <text:p>Jumper for desired voltage – Silk screen reversed on first 10 rev 2 boards – corrected in current files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Z1</text:p>
          </table:table-cell>
          <table:table-cell office:value-type="string">
            <text:p>PIEZO-PS1240P02BT</text:p>
          </table:table-cell>
          <table:table-cell office:value-type="float" office:value="1">
            <text:p>1</text:p>
          </table:table-cell>
          <table:table-cell office:value-type="string">
            <text:p>PIEZO</text:p>
          </table:table-cell>
          <table:table-cell table:style-name="ce8" office:value-type="string">
            <text:p><text:a xlink:href="http://search.digikey.com/us/en/products/PS1240P02BT/445-2525-1-ND/935930">445-2525-1-ND</text:a> </text:p>
          </table:table-cell>
          <table:table-cell table:style-name="ce8" office:value-type="string">
            <text:p><text:a xlink:href="http://www.mouser.com/ProductDetail/TDK/PS1240P02BT/?qs=d7g9p1yFhWaZXSY9MjKMkw==">810-PS1240P02BT</text:a>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1,R4,R5,R23</text:p>
          </table:table-cell>
          <table:table-cell office:value-type="string">
            <text:p>R-1_8</text:p>
          </table:table-cell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string">
            <text:p><text:a xlink:href="http://search.digikey.com/us/en/products/CF18JT100R/CF18JT100RCT-ND/2022718">CF18JT100RCT-ND</text:a></text:p>
          </table:table-cell>
          <table:table-cell office:value-type="string">
            <text:p><text:a xlink:href="http://www.mouser.com/ProductDetail/Xicon/299-100-RC/?qs=YChipG9TzFR/7pChAhcd5v8W%2blB20lGo%2b2n7dmH2D3A=">299-100-RC</text:a></text:p>
          </table:table-cell>
          <table:table-cell table:style-name="ce13" office:value-type="string" table:number-columns-spanned="1" table:number-rows-spanned="3">
            <text:p>1/8 watt resistors or smaller are required, the footprint isn't large enough for ¼ watt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18</text:p>
          </table:table-cell>
          <table:table-cell office:value-type="string">
            <text:p>R-1_8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style-name="ce7" office:value-type="string">
            <text:p><text:a xlink:href="http://search.digikey.com/us/en/products/CF18JT10K0/CF18JT10K0CT-ND/2022766">CF18JT10K0CT-ND</text:a></text:p>
          </table:table-cell>
          <table:table-cell office:value-type="string">
            <text:p><text:a xlink:href="http://www.mouser.com/ProductDetail/Xicon/299-10K-RC/?qs=qNdDiqE2HS%2bbp3SP7kZ%2bCC/eTyRI3veXJ9i0gc5nreU=">299-10K-RC </text:a></text:p>
          </table:table-cell>
          <table:covered-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R19,R21,R22</text:p>
          </table:table-cell>
          <table:table-cell office:value-type="string">
            <text:p>R-1_8</text:p>
          </table:table-cell>
          <table:table-cell office:value-type="float" office:value="3">
            <text:p>3</text:p>
          </table:table-cell>
          <table:table-cell office:value-type="string">
            <text:p>68K</text:p>
          </table:table-cell>
          <table:table-cell office:value-type="string">
            <text:p><text:a xlink:href="http://search.digikey.com/us/en/products/CF18JT68K0/CF18JT68K0CT-ND/2022786">CF18JT68K0CT-ND</text:a></text:p>
          </table:table-cell>
          <table:table-cell office:value-type="string">
            <text:p><text:a xlink:href="http://www.mouser.com/ProductDetail/Xicon/299-68K-RC/?qs=SXWsO5qhs0SvZAz4XbE2Wbz5yrmuSImtqcfLeuQjhhk=">299-68K-RC </text:a></text:p>
          </table:table-cell>
          <table:covered-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2,R3</text:p>
          </table:table-cell>
          <table:table-cell office:value-type="string">
            <text:p>R-1_8</text:p>
          </table:table-cell>
          <table:table-cell office:value-type="float" office:value="2">
            <text:p>2</text:p>
          </table:table-cell>
          <table:table-cell office:value-type="string">
            <text:p>680R</text:p>
          </table:table-cell>
          <table:table-cell office:value-type="string">
            <text:p><text:a xlink:href="http://search.digikey.com/us/en/products/CF18JT100R/CF18JT100RCT-ND/2022718">CF18JT100RCT-ND</text:a></text:p>
          </table:table-cell>
          <table:table-cell office:value-type="string">
            <text:p><text:a xlink:href="http://www.mouser.com/ProductDetail/Xicon/299-100-RC/?qs=YChipG9TzFR/7pChAhcd5v8W%2blB20lGo%2b2n7dmH2D3A=">299-100-RC</text:a></text:p>
          </table:table-cell>
          <table:table-cell office:value-type="string">
            <text:p>Varies – 8.33% Duty Cycle PWM in default firmware. <text:s/>Should be about double R6-R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6,R7,R8,R9,R10,R11,R12,R13,R14,R15,R16,R17</text:p>
          </table:table-cell>
          <table:table-cell office:value-type="string">
            <text:p>R-1_8</text:p>
          </table:table-cell>
          <table:table-cell office:value-type="float" office:value="12">
            <text:p>12</text:p>
          </table:table-cell>
          <table:table-cell office:value-type="string">
            <text:p>330R</text:p>
          </table:table-cell>
          <table:table-cell table:style-name="ce7" office:value-type="string">
            <text:p><text:a xlink:href="http://search.digikey.com/us/en/products/CF18JT47R0/CF18JT47R0CT-ND/2022710">CF18JT47R0CT-ND</text:a></text:p>
          </table:table-cell>
          <table:table-cell table:style-name="ce7" office:value-type="string">
            <text:p><text:a xlink:href="http://www.mouser.com/ProductDetail/Xicon/299-47-RC/?qs=%2brDxcTutEEBomxuf1lrmghJkeLp19hZszAts79kWbHQ=">299-47-RC</text:a></text:p>
          </table:table-cell>
          <table:table-cell office:value-type="string">
            <text:p>Varies – Jumper for brightest LEDs, 330Ohm for longer battery life (dim – default duty cycle is 8.33%)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W1</text:p>
          </table:table-cell>
          <table:table-cell office:value-type="string">
            <text:p>SW-TACT-6mm-CORNER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office:value-type="string">
            <text:p><text:a xlink:href="http://search.digikey.com/us/en/products/FSM10JH/450-1647-ND">450-1647-ND</text:a></text:p>
          </table:table-cell>
          <table:table-cell office:value-type="string">
            <text:p><text:a xlink:href="http://www.mouser.com/ProductDetail/Mountain-Switch/101-TS6111T1602-EV/?qs=tOxFRg/qIe3Emt9e4hH6fA==">101-TS6111T1602-EV</text:a></text:p>
          </table:table-cell>
          <table:table-cell table:style-name="ce13" office:value-type="string" table:number-columns-spanned="1" table:number-rows-spanned="4">
            <text:p>Digikey switch has longer plunger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W2</text:p>
          </table:table-cell>
          <table:table-cell office:value-type="string">
            <text:p>SW-TACT-6mm-CORNER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<text:a xlink:href="http://search.digikey.com/us/en/products/FSM10JH/450-1647-ND">450-1647-ND</text:a></text:p>
          </table:table-cell>
          <table:table-cell office:value-type="string">
            <text:p><text:a xlink:href="http://www.mouser.com/ProductDetail/Mountain-Switch/101-TS6111T1602-EV/?qs=tOxFRg/qIe3Emt9e4hH6fA==">101-TS6111T1602-EV</text:a></text:p>
          </table:table-cell>
          <table:covered-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W3</text:p>
          </table:table-cell>
          <table:table-cell office:value-type="string">
            <text:p>SW-TACT-6mm-CORNER</text:p>
          </table:table-cell>
          <table:table-cell office:value-type="float" office:value="1">
            <text:p>1</text:p>
          </table:table-cell>
          <table:table-cell office:value-type="string">
            <text:p>MODE</text:p>
          </table:table-cell>
          <table:table-cell office:value-type="string">
            <text:p><text:a xlink:href="http://search.digikey.com/us/en/products/FSM10JH/450-1647-ND">450-1647-ND</text:a></text:p>
          </table:table-cell>
          <table:table-cell office:value-type="string">
            <text:p><text:a xlink:href="http://www.mouser.com/ProductDetail/Mountain-Switch/101-TS6111T1602-EV/?qs=tOxFRg/qIe3Emt9e4hH6fA==">101-TS6111T1602-EV</text:a></text:p>
          </table:table-cell>
          <table:covered-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W4</text:p>
          </table:table-cell>
          <table:table-cell office:value-type="string">
            <text:p>SW-TACT-6mm-CORNER</text:p>
          </table:table-cell>
          <table:table-cell office:value-type="float" office:value="1">
            <text:p>1</text:p>
          </table:table-cell>
          <table:table-cell table:style-name="ce5" office:value-type="string">
            <text:p>RESET</text:p>
          </table:table-cell>
          <table:table-cell office:value-type="string">
            <text:p><text:a xlink:href="http://search.digikey.com/us/en/products/FSM10JH/450-1647-ND">450-1647-ND</text:a></text:p>
          </table:table-cell>
          <table:table-cell office:value-type="string">
            <text:p><text:a xlink:href="http://www.mouser.com/ProductDetail/Mountain-Switch/101-TS6111T1602-EV/?qs=tOxFRg/qIe3Emt9e4hH6fA==">101-TS6111T1602-EV</text:a></text:p>
          </table:table-cell>
          <table:covered-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U1</text:p>
          </table:table-cell>
          <table:table-cell office:value-type="string">
            <text:p>LT1300-DIP8</text:p>
          </table:table-cell>
          <table:table-cell office:value-type="float" office:value="1">
            <text:p>1</text:p>
          </table:table-cell>
          <table:table-cell office:value-type="string">
            <text:p>LT1300</text:p>
          </table:table-cell>
          <table:table-cell table:style-name="ce7" office:value-type="string">
            <text:p><text:a xlink:href="http://search.digikey.com/us/en/products/LT1300CN8%23PBF/LT1300CN8%23PBF-ND/890042">LT1300CN8#PBF-ND</text:a> </text:p>
          </table:table-cell>
          <table:table-cell table:style-name="ce7" office:value-type="string">
            <text:p>N/A</text:p>
          </table:table-cell>
          <table:table-cell office:value-type="string">
            <text:p>Mouser doesn't seem to carry Linear Technology component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X1</text:p>
          </table:table-cell>
          <table:table-cell office:value-type="string">
            <text:p>CRYSTAL-CF-206</text:p>
          </table:table-cell>
          <table:table-cell office:value-type="float" office:value="1">
            <text:p>1</text:p>
          </table:table-cell>
          <table:table-cell office:value-type="string">
            <text:p>32.768KHz</text:p>
          </table:table-cell>
          <table:table-cell table:style-name="ce7" office:value-type="string">
            <text:p><text:a xlink:href="http://search.digikey.com/us/en/products/CFS206-32.768KDZB-UB/300-8301-ND/862578">300-8301-ND</text:a> </text:p>
          </table:table-cell>
          <table:table-cell table:style-name="ce7"/>
          <table:table-cell/>
        </table:table-row>
        <table:table-row table:style-name="ro1">
          <table:table-cell table:style-name="Default" table:number-columns-repeated="6"/>
          <table:table-cell table:style-name="Default" office:value-type="string">
            <text:p><text:a xlink:href="http://www.mouser.com:80/ProjectManager/ProjectDetail.aspx?AccessID=c5183fb45c">Mouser Project Manager</text:a></text:p>
          </table:table-cell>
          <table:table-cell table:style-name="Default"/>
        </table:table-row>
        <table:table-row table:style-name="ro1">
          <table:table-cell table:style-name="ce3" office:value-type="string" table:number-columns-spanned="8" table:number-rows-spanned="1">
            <text:p>No Attempt at RoHS has been made.</text:p>
          </table:table-cell>
          <table:covered-table-cell table:number-columns-repeated="7" table:style-name="Default"/>
        </table:table-row>
      </table:table>
      <table:named-expressions/>
      <table:database-ranges>
        <table:database-range table:name="__Anonymous_Sheet_DB__0" table:target-range-address="Sheet1.A2:Sheet1.F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8T20:03:33.81</dc:date>
    <meta:generator>LibreOffice/3.5$Windows_x86 LibreOffice_project/7e68ba2-a744ebf-1f241b7-c506db1-7d53735</meta:generator>
    <meta:editing-duration>P0D</meta:editing-duration>
    <meta:editing-cycles>2</meta:editing-cycles>
    <meta:document-statistic meta:table-count="1" meta:cell-count="224" meta:object-count="0"/>
  </office:meta>
</office:document-meta>
</file>